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2655" officeooo:paragraph-rsid="0001d784"/>
    </style:style>
    <style:style style:name="P2" style:family="paragraph" style:parent-style-name="Standard">
      <style:text-properties fo:language="en" fo:country="US" fo:font-weight="bold" officeooo:rsid="0001d784" officeooo:paragraph-rsid="0001d784" style:font-weight-asian="bold" style:font-weight-complex="bold"/>
    </style:style>
    <style:style style:name="P3" style:family="paragraph" style:parent-style-name="Standard">
      <style:text-properties fo:language="en" fo:country="US" officeooo:rsid="00037acc" officeooo:paragraph-rsid="0001d784"/>
    </style:style>
    <style:style style:name="P4" style:family="paragraph" style:parent-style-name="Standard">
      <style:text-properties fo:language="en" fo:country="US" officeooo:rsid="00048c07" officeooo:paragraph-rsid="00048c07"/>
    </style:style>
    <style:style style:name="P5" style:family="paragraph" style:parent-style-name="Standard">
      <style:text-properties fo:language="en" fo:country="US" officeooo:rsid="00052440" officeooo:paragraph-rsid="00052440"/>
    </style:style>
    <style:style style:name="P6" style:family="paragraph" style:parent-style-name="Standard">
      <style:text-properties fo:language="en" fo:country="US" officeooo:rsid="000582cf" officeooo:paragraph-rsid="000582cf"/>
    </style:style>
    <style:style style:name="P7" style:family="paragraph" style:parent-style-name="Standard">
      <style:text-properties fo:language="en" fo:country="US" officeooo:rsid="0006cddb" officeooo:paragraph-rsid="0006cddb"/>
    </style:style>
    <style:style style:name="P8" style:family="paragraph" style:parent-style-name="Standard">
      <style:text-properties fo:language="en" fo:country="US" officeooo:rsid="00075383" officeooo:paragraph-rsid="00075383"/>
    </style:style>
    <style:style style:name="P9" style:family="paragraph" style:parent-style-name="Standard">
      <style:text-properties fo:language="en" fo:country="US" officeooo:rsid="0007be31" officeooo:paragraph-rsid="00075383"/>
    </style:style>
    <style:style style:name="P10" style:family="paragraph" style:parent-style-name="Standard">
      <style:text-properties fo:language="en" fo:country="US" officeooo:rsid="0007be31" officeooo:paragraph-rsid="0007be31"/>
    </style:style>
    <style:style style:name="P11" style:family="paragraph" style:parent-style-name="Standard">
      <style:text-properties fo:language="en" fo:country="US" officeooo:rsid="0009841f" officeooo:paragraph-rsid="0009841f"/>
    </style:style>
    <style:style style:name="P12" style:family="paragraph" style:parent-style-name="Standard">
      <style:text-properties fo:language="en" fo:country="US" officeooo:rsid="000ab20b" officeooo:paragraph-rsid="000ab20b"/>
    </style:style>
    <style:style style:name="P13" style:family="paragraph" style:parent-style-name="Standard">
      <style:text-properties officeooo:paragraph-rsid="000b9657"/>
    </style:style>
    <style:style style:name="T1" style:family="text">
      <style:text-properties officeooo:rsid="0001d784"/>
    </style:style>
    <style:style style:name="T2" style:family="text">
      <style:text-properties officeooo:rsid="000b9657"/>
    </style:style>
    <style:style style:name="T3" style:family="text">
      <style:text-properties fo:language="en" fo:country="US" officeooo:rsid="000b9657"/>
    </style:style>
    <style:style style:name="T4" style:family="text">
      <style:text-properties officeooo:rsid="000cf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nke de Par Blog</text:p>
      <text:p text:style-name="P1">Implementation <text:span text:style-name="T1">rapport</text:span></text:p>
      <text:p text:style-name="P1">Tjitze de Boer</text:p>
      <text:p text:style-name="P3"><text:line-break/>Made the changes to the login page and stored the login username/password somewhere else.</text:p>
      <text:p text:style-name="P3"/>
      <text:p text:style-name="P4">Removed old files from hosting.</text:p>
      <text:p text:style-name="P5">Exported database tables.</text:p>
      <text:p text:style-name="P6">Uploaded all the project files.</text:p>
      <text:p text:style-name="P7">Imported database tables.</text:p>
      <text:p text:style-name="P8">Changed database connection variables.</text:p>
      <text:p text:style-name="P9"><text:line-break/>Tested every part of the site, the only problem is the form for adding a new wenk which gives an error 500 when submitted. I’ve tried putting it on a different page but that did not work.</text:p>
      <text:p text:style-name="P10">I will ask for advice about this.</text:p>
      <text:p text:style-name="P11">After a look <text:span text:style-name="T4">at it</text:span> with Tabe, a lot of echo statements and a try and catch, I found that I still had an unused date field in the database which didn’t have a default value. After removing it the form worked.</text:p>
      <text:p text:style-name="P11"/>
      <text:p text:style-name="P12">The pagination I used for the page oude-wenken doesn’t seem to work. The list shows how many I’d want per page but the links to other instances of it do not show.</text:p>
      <text:p text:style-name="P13"><text:span text:style-name="T3">With a couple of echo statements of the relevant variables I found that the total number of records was set to a wrong number. I didn’t find out why this was but I used a new PDO SQL statement to assign the right total to the variable that helps create the relevant links.</text:span></text:p>
      <text:p text:style-name="P13"><text:span text:style-name="T3"/></text:p>
      <text:p text:style-name="P13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5T11:19:55.922000000</meta:creation-date>
    <dc:date>2022-02-16T12:10:01.622000000</dc:date>
    <meta:editing-duration>P22DT49M59S</meta:editing-duration>
    <meta:editing-cycles>1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4" meta:word-count="214" meta:character-count="1155" meta:non-whitespace-character-count="953"/>
  </office:meta>
</office:document-meta>
</file>